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bfa" officeooo:paragraph-rsid="001abbfa"/>
    </style:style>
    <style:style style:name="P2" style:family="paragraph" style:parent-style-name="Standard" style:list-style-name="L1">
      <style:text-properties officeooo:rsid="001abbfa" officeooo:paragraph-rsid="001abbfa"/>
    </style:style>
    <style:style style:name="P3" style:family="paragraph" style:parent-style-name="Standard" style:list-style-name="L1">
      <style:text-properties officeooo:rsid="001c02ae" officeooo:paragraph-rsid="001c02ae"/>
    </style:style>
    <style:style style:name="P4" style:family="paragraph" style:parent-style-name="Standard">
      <style:text-properties officeooo:rsid="001c02ae" officeooo:paragraph-rsid="001c02ae"/>
    </style:style>
    <style:style style:name="P5" style:family="paragraph" style:parent-style-name="Standard" style:list-style-name="L2">
      <style:text-properties officeooo:rsid="001c02ae" officeooo:paragraph-rsid="001c02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ttura labirinto:</text:p>
      <text:list xml:id="list3571411633" text:style-name="L1">
        <text:list-item>
          <text:p text:style-name="P2">Non ci sono cicli</text:p>
        </text:list-item>
        <text:list-item>
          <text:p text:style-name="P2">Un solo stato iniziale</text:p>
        </text:list-item>
        <text:list-item>
          <text:p text:style-name="P2">Un solo stato finale/uscita dal labirinto</text:p>
        </text:list-item>
        <text:list-item>
          <text:p text:style-name="P3">Percorso formato da segmenti che formano angoli di 90° o 180° (da riscrivere meglio)</text:p>
        </text:list-item>
        <text:list-item>
          <text:p text:style-name="P3">Linea nera centrale </text:p>
        </text:list-item>
      </text:list>
      <text:p text:style-name="P4"/>
      <text:p text:style-name="P4">Algoritmo:</text:p>
      <text:list xml:id="list4266250748" text:style-name="L2">
        <text:list-item>
          <text:p text:style-name="P5">Si basa sulla ricerca in profondità (DFS)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2T16:38:56.585635601</meta:creation-date>
    <dc:date>2022-02-12T16:50:54.548371423</dc:date>
    <meta:editing-duration>PT11M5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48" meta:character-count="269" meta:non-whitespace-character-count="235"/>
  </office:meta>
</office:document-meta>
</file>